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fo:background-color="#FFFFFF" style:cell-protect="none"/>
    </style:style>
    <style:style style:name="ce4" style:family="table-cell" style:parent-style-name="Default" style:data-style-name="N0">
      <style:table-cell-properties style:vertical-align="middle" style:cell-protect="none"/>
    </style:style>
    <style:style style:name="ce5" style:family="table-cell" style:parent-style-name="Default" style:data-style-name="N0">
      <style:table-cell-properties fo:border="thin solid #000000" style:vertical-align="middle" fo:wrap-option="wrap" style:cell-protect="none"/>
    </style:style>
    <style:style style:name="ce6" style:family="table-cell" style:parent-style-name="Normal_32_4" style:data-style-name="N0">
      <style:table-cell-properties style:vertical-align="top" fo:wrap-option="wrap" fo:background-color="#FABF8F" style:cell-protect="protected"/>
      <style:text-properties fo:font-size="12pt" style:font-size-asian="12pt" style:font-size-complex="12pt"/>
    </style:style>
    <style:style style:name="ce7" style:family="table-cell" style:parent-style-name="Normal_32_4" style:data-style-name="N0">
      <style:table-cell-properties style:vertical-align="middle" fo:wrap-option="wrap" fo:background-color="transparent" style:cell-protect="protected"/>
      <style:text-properties fo:font-size="12pt" style:font-size-asian="12pt" style:font-size-complex="12pt"/>
    </style:style>
    <style:style style:name="ce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10" style:family="table-cell" style:parent-style-name="Normal_32_4" style:data-style-name="N0">
      <style:table-cell-properties style:vertical-align="automatic" fo:background-color="#FABF8F" style:cell-protect="protected"/>
      <style:text-properties fo:font-size="12pt" style:font-size-asian="12pt" style:font-size-complex="12pt"/>
    </style:style>
    <style:style style:name="ce11" style:family="table-cell" style:parent-style-name="Normal_32_4" style:data-style-name="N0">
      <style:table-cell-properties style:vertical-align="middle" fo:background-color="transparent" style:cell-protect="protected"/>
      <style:text-properties fo:font-size="12pt" style:font-size-asian="12pt" style:font-size-complex="12pt"/>
    </style:style>
    <style:style style:name="ce12" style:family="table-cell" style:parent-style-name="Default" style:data-style-name="N0">
      <style:table-cell-properties fo:background-color="transparent"/>
    </style:style>
    <style:style style:name="ce13" style:family="table-cell" style:parent-style-name="Normal_32_4" style:data-style-name="N56">
      <style:table-cell-properties style:vertical-align="automatic" fo:background-color="transparent" style:cell-protect="protected"/>
      <style:text-properties fo:font-size="12pt" style:font-size-asian="12pt" style:font-size-complex="12pt"/>
    </style:style>
    <style:style style:name="ce14" style:family="table-cell" style:parent-style-name="Default" style:data-style-name="N0">
      <style:table-cell-properties style:vertical-align="automatic" fo:background-color="transparent"/>
      <style:text-properties fo:color="#000000"/>
    </style:style>
    <style:style style:name="ce15"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6"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7"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8"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9" style:family="table-cell" style:parent-style-name="Default" style:data-style-name="N57">
      <style:table-cell-properties fo:border="thin solid #000000" style:vertical-align="middle" style:cell-protect="none" style:repeat-content="false"/>
      <style:paragraph-properties fo:text-align="end" fo:margin-right="0cm"/>
    </style:style>
    <style:style style:name="ce20" style:family="table-cell" style:parent-style-name="Default" style:data-style-name="N57">
      <style:table-cell-properties fo:border="thin solid #000000" style:vertical-align="middle" fo:background-color="#A6A6A6" style:cell-protect="protected" style:repeat-content="false"/>
      <style:paragraph-properties fo:text-align="end" fo:margin-right="0cm"/>
    </style:style>
    <style:style style:name="ce21" style:family="table-cell" style:parent-style-name="Default" style:data-style-name="N57">
      <style:table-cell-properties fo:border="thin solid #000000" style:vertical-align="middle" fo:background-color="#FFFFFF" style:cell-protect="none" style:repeat-content="false"/>
      <style:paragraph-properties fo:text-align="end" fo:margin-right="0cm"/>
    </style:style>
    <style:style style:name="ce22" style:family="table-cell" style:parent-style-name="Default" style:data-style-name="N57">
      <style:table-cell-properties fo:border="thin solid #000000" style:vertical-align="middle" fo:background-color="#BFBFBF" style:cell-protect="protected" style:repeat-content="false"/>
      <style:paragraph-properties fo:text-align="end" fo:margin-right="0cm"/>
    </style:style>
    <style:style style:name="ce23" style:family="table-cell" style:parent-style-name="Default" style:data-style-name="N57">
      <style:table-cell-properties fo:border="thin solid #000000" style:vertical-align="middle" fo:background-color="#A6A6A6" style:cell-protect="protected" style:repeat-content="false"/>
      <style:paragraph-properties fo:text-align="end" fo:margin-right="0cm"/>
    </style:style>
    <style:style style:name="ce2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25" style:family="table-cell" style:parent-style-name="Default" style:data-style-name="N0">
      <style:table-cell-properties fo:border="thin solid #000000" style:vertical-align="middle" fo:wrap-option="wrap" style:cell-protect="none"/>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2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8"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29"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5"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3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9" style:family="table-cell" style:parent-style-name="Default" style:data-style-name="N0">
      <style:table-cell-properties fo:background-color="transparent"/>
    </style:style>
    <style:style style:name="ce4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8"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59" style:family="table-cell" style:parent-style-name="Normal_32_2" style:data-style-name="N0">
      <style:table-cell-properties style:vertical-align="middle" fo:wrap-option="wrap" style:cell-protect="none"/>
      <style:text-properties fo:color="#000000" fo:font-size="12pt" style:font-size-asian="12pt" style:font-size-complex="12pt"/>
    </style:style>
    <style:style style:name="ce6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61"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62"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63"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6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65"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66"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67"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68"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69"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70"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71" style:family="table-cell" style:parent-style-name="Default" style:data-style-name="N0">
      <style:table-cell-properties fo:border-top="none" fo:border-bottom="none" fo:border-left="thin solid #000000" fo:border-right="thin solid #000000" fo:background-color="#BFBFBF" style:cell-protect="protected"/>
    </style:style>
    <style:style style:name="ce72"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73"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74"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75"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76"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77"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78"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79"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80"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81"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82"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83"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84"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85"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86"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87"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88"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89"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5.60916666666667cm"/>
    </style:style>
    <style:style style:name="co2" style:family="table-column">
      <style:table-column-properties fo:break-before="auto" style:column-width="3.59833333333333cm"/>
    </style:style>
    <style:style style:name="co3" style:family="table-column">
      <style:table-column-properties fo:break-before="auto" style:column-width="3.12208333333333cm"/>
    </style:style>
    <style:style style:name="co4" style:family="table-column">
      <style:table-column-properties fo:break-before="auto" style:column-width="2.301875cm"/>
    </style:style>
    <style:style style:name="co5" style:family="table-column">
      <style:table-column-properties fo:break-before="auto" style:column-width="2.19604166666667cm"/>
    </style:style>
    <style:style style:name="co6" style:family="table-column">
      <style:table-column-properties fo:break-before="auto" style:column-width="2.40770833333333cm"/>
    </style:style>
    <style:style style:name="co7" style:family="table-column">
      <style:table-column-properties fo:break-before="auto" style:column-width="2.64583333333333cm"/>
    </style:style>
    <style:style style:name="co8" style:family="table-column">
      <style:table-column-properties fo:break-before="auto" style:column-width="3.70416666666667cm"/>
    </style:style>
    <style:style style:name="co9" style:family="table-column">
      <style:table-column-properties fo:break-before="auto" style:column-width="4.206875cm"/>
    </style:style>
    <style:style style:name="co10" style:family="table-column">
      <style:table-column-properties fo:break-before="auto" style:column-width="4.94770833333333cm"/>
    </style:style>
    <style:style style:name="co11" style:family="table-column">
      <style:table-column-properties fo:break-before="auto" style:column-width="2.11666666666667cm"/>
    </style:style>
    <style:style style:name="co12" style:family="table-column">
      <style:table-column-properties fo:break-before="auto" style:column-width="11.7739583333333cm" style:use-optimal-column-width="true"/>
    </style:style>
    <style:style style:name="co13" style:family="table-column">
      <style:table-column-properties fo:break-before="auto" style:column-width="13.096875cm" style:use-optimal-column-width="true"/>
    </style:style>
    <style:style style:name="co14" style:family="table-column">
      <style:table-column-properties fo:break-before="auto" style:column-width="2.09020833333333cm" style:use-optimal-column-width="true"/>
    </style:style>
    <style:style style:name="co15" style:family="table-column">
      <style:table-column-properties fo:break-before="auto" style:column-width="6.00604166666667cm" style:use-optimal-column-width="true"/>
    </style:style>
    <style:style style:name="co16" style:family="table-column">
      <style:table-column-properties fo:break-before="auto" style:column-width="7.17020833333333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44.25pt" style:use-optimal-row-height="fals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Feb16.D4"/>
    </style:style>
    <style:style style:name="ce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Feb16.E4"/>
    </style:style>
    <style:style style:name="ce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Feb16.F4"/>
    </style:style>
    <style:style style:name="ce9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Feb16.G4"/>
    </style:style>
    <style:style style:name="ce9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Feb16.H4"/>
    </style:style>
    <style:style style:name="ce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Feb16.I4"/>
    </style:style>
    <style:style style:name="ce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5]));ISBLANK([.D5])))" style:apply-style-name="cf1" style:base-cell-address="Feb16.D5"/>
    </style:style>
    <style:style style:name="ce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Feb16.J4"/>
    </style:style>
    <style:style style:name="ce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Feb16.K4"/>
    </style:style>
    <style:style style:name="ce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1" style:base-cell-address="Feb16.L4"/>
    </style:style>
    <style:style style:name="ce1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1" style:base-cell-address="Feb16.M4"/>
    </style:style>
    <style:style style:name="ce1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6]));ISBLANK([.D6])))" style:apply-style-name="cf1" style:base-cell-address="Feb16.D6"/>
    </style:style>
    <style:style style:name="ce1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1" style:base-cell-address="Feb16.N4"/>
    </style:style>
    <style:style style:name="ce1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5]));ISBLANK([.O5])))" style:apply-style-name="cf1" style:base-cell-address="Feb16.O5"/>
    </style:style>
    <style:style style:name="ce10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5]));ISBLANK([.N5])))" style:apply-style-name="cf1" style:base-cell-address="Feb16.N5"/>
    </style:style>
    <style:style style:name="ce105" style:family="table-cell" style:parent-style-name="Default" style:data-style-name="N0">
      <style:table-cell-properties fo:border="thin solid #000000" style:vertical-align="middle" fo:wrap-option="wrap" style:cell-protect="none"/>
      <style:map style:condition="of:is-true-formula(AND(NOT(ISBLANK([.$A4]));ISBLANK([.B4])))" style:apply-style-name="cf1" style:base-cell-address="Feb16.B4"/>
    </style:style>
    <style:style style:name="ce106" style:family="table-cell" style:parent-style-name="Default" style:data-style-name="N0">
      <style:table-cell-properties fo:border="thin solid #000000" style:vertical-align="middle" fo:wrap-option="wrap" style:cell-protect="none"/>
      <style:map style:condition="of:is-true-formula(AND(NOT(ISBLANK([.A4]));ISBLANK([.C4])))" style:apply-style-name="cf1" style:base-cell-address="Feb16.C4"/>
    </style:style>
    <style:style style:name="ce107" style:family="table-cell" style:parent-style-name="Default" style:data-style-name="N0">
      <style:table-cell-properties fo:border="thin solid #000000" style:vertical-align="middle" fo:wrap-option="wrap" style:cell-protect="none"/>
      <style:map style:condition="of:is-true-formula(AND(NOT(ISBLANK([.A5]));ISBLANK([.C5])))" style:apply-style-name="cf1" style:base-cell-address="Feb16.C5"/>
    </style:style>
    <style:style style:name="ce108" style:family="table-cell" style:parent-style-name="Default" style:data-style-name="N0">
      <style:table-cell-properties fo:border="thin solid #000000" style:vertical-align="middle" fo:wrap-option="wrap" style:cell-protect="none"/>
      <style:map style:condition="of:is-true-formula(AND(NOT(ISBLANK([.$A5]));ISBLANK([.B5])))" style:apply-style-name="cf1" style:base-cell-address="Feb16.B5"/>
    </style:style>
    <style:style style:name="ce109" style:family="table-cell" style:parent-style-name="Default" style:data-style-name="N0">
      <style:table-cell-properties fo:border="thin solid #000000" style:vertical-align="middle" fo:wrap-option="wrap" style:cell-protect="none"/>
      <style:map style:condition="of:is-true-formula(AND(NOT(ISBLANK([.$A6]));ISBLANK([.B6])))" style:apply-style-name="cf1" style:base-cell-address="Feb16.B6"/>
    </style:style>
    <style:style style:name="ce110" style:family="table-cell" style:parent-style-name="Default" style:data-style-name="N0">
      <style:table-cell-properties fo:border="thin solid #000000" style:vertical-align="middle" fo:wrap-option="wrap" style:cell-protect="none"/>
      <style:map style:condition="of:is-true-formula(AND(NOT(ISBLANK([.A6]));ISBLANK([.C6])))" style:apply-style-name="cf1" style:base-cell-address="Feb16.C6"/>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5]));ISBLANK([.R5])))" style:apply-style-name="cf1" style:base-cell-address="Feb16.R5"/>
    </style:style>
    <style:style style:name="ce1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Feb16.R4"/>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Feb16.S4"/>
    </style:style>
    <style:style style:name="ce1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Feb16.T4"/>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Feb16.T4"/>
      <style:map style:condition="of:is-true-formula(AND(NOT(ISBLANK([.Y4]));ISBLANK([.X4])))" style:apply-style-name="cf1" style:base-cell-address="Feb16.X4"/>
    </style:style>
    <style:style style:name="ce1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Z4]));ISBLANK([.Y4])))" style:apply-style-name="cf1" style:base-cell-address="Feb16.Y4"/>
      <style:map style:condition="of:is-true-formula(AND(NOT(ISBLANK([.Z4]));ISBLANK([.Y4])))" style:apply-style-name="cf1" style:base-cell-address="Feb16.Y4"/>
      <style:map style:condition="of:is-true-formula(AND(NOT(ISBLANK([.U4]));ISBLANK([.T4])))" style:apply-style-name="cf1" style:base-cell-address="Feb16.T4"/>
      <style:map style:condition="of:is-true-formula(AND(NOT(ISBLANK([.X4]));ISBLANK([.Y4])))" style:apply-style-name="cf1" style:base-cell-address="Feb16.Y4"/>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5]));ISBLANK([.AD5])))" style:apply-style-name="cf1" style:base-cell-address="Feb16.AD5"/>
    </style:style>
    <style:style style:name="ce1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6]));ISBLANK([.AD6])))" style:apply-style-name="cf1" style:base-cell-address="Feb16.AD6"/>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F5]));ISBLANK([.AE5])))" style:apply-style-name="cf1" style:base-cell-address="Feb16.AE5"/>
    </style:style>
    <style:style style:name="ce1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G4]));ISBLANK([.AF4])))" style:apply-style-name="cf1" style:base-cell-address="Feb16.AF4"/>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L5]));ISBLANK([.AK5])))" style:apply-style-name="cf1" style:base-cell-address="Feb16.AK5"/>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is-true-formula([.E4]&lt;=[.D4])" table:base-cell-address="Feb16.E4">
          <table:help-message table:display="true"/>
          <table:error-message table:title="FTE" table:display="true">
            <text:p>The value entered in the FTE field must be less than or equal to the value entered in the headcount field.</text:p>
          </table:error-message>
        </table:content-validation>
        <table:content-validation table:name="val2" table:condition="of:is-true-formula([.D4]&gt;=[.E4])" table:base-cell-address="Feb16.D4">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3">
          <table:help-message table:display="true"/>
          <table:error-message table:display="true">
            <text:p>FTE cannot be greater than Headcount</text:p>
            <text:p/>
          </table:error-message>
        </table:content-validation>
        <table:content-validation table:name="val4" table:condition="of:cell-content-is-in-list(INDIRECT(&quot;List_of_organisations&quot;))" table:base-cell-address="Feb16.A4">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5" table:condition="of:cell-content-is-in-list(INDIRECT(&quot;Organisation_Type&quot;))" table:base-cell-address="Feb16.B4">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6" table:condition="of:cell-content-is-in-list(INDIRECT(&quot;Main_Department&quot;))" table:base-cell-address="Feb16.C4">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7" table:condition="of:cell-content-is-decimal-number() and cell-content()&gt;=0">
          <table:help-message table:display="true"/>
          <table:error-message table:display="true"/>
        </table:content-validation>
      </table:content-validations>
      <table:table table:name="Feb16" table:style-name="ta1">
        <table:table-column table:style-name="co1" table:default-cell-style-name="ce4"/>
        <table:table-column table:style-name="co2" table:default-cell-style-name="ce4"/>
        <table:table-column table:style-name="co3" table:default-cell-style-name="ce4"/>
        <table:table-column table:style-name="co4" table:number-columns-repeated="12" table:default-cell-style-name="ce4"/>
        <table:table-column table:style-name="co5" table:number-columns-repeated="2" table:default-cell-style-name="ce3"/>
        <table:table-column table:style-name="co4" table:number-columns-repeated="6" table:default-cell-style-name="ce3"/>
        <table:table-column table:style-name="co6" table:number-columns-repeated="2" table:default-cell-style-name="ce3"/>
        <table:table-column table:style-name="co4" table:number-columns-repeated="2" table:default-cell-style-name="ce3"/>
        <table:table-column table:style-name="co7" table:number-columns-repeated="2" table:default-cell-style-name="ce3"/>
        <table:table-column table:style-name="co8" table:number-columns-repeated="7" table:default-cell-style-name="ce3"/>
        <table:table-column table:style-name="co9" table:number-columns-repeated="3" table:default-cell-style-name="ce3"/>
        <table:table-column table:style-name="co10" table:default-cell-style-name="ce3"/>
        <table:table-column table:style-name="co11" table:number-columns-repeated="16344" table:default-cell-style-name="ce3"/>
        <table:table-row table:style-name="ro1">
          <table:table-cell office:value-type="string" table:number-columns-spanned="1" table:number-rows-spanned="3" table:content-validation-name="val3" table:style-name="ce85">
            <office:annotation draw:style-name="a0" svg:x="1.64583333333333in" svg:y="0.0104166666666667in" svg:width="1.53125in" svg:height="1.125in">
              <dc:creator>ccabmstopher</dc:creator>
              <text:p><text:span text:style-name="T1">Included in this template is an up-to-date list (as of 30 June 2011) of all organisations that are in scope for this exercise.</text:span></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3" table:style-name="ce89">
            <office:annotation draw:style-name="a1" svg:x="2.63541666666667in" svg:y="0.0104166666666667in" svg:width="1.46875in" svg:height="1.23958333333333in">
              <dc:creator>ccabmstopher</dc:creator>
              <text:p><text:span text:style-name="T1">Included in this template is an up-to-date list (as of 30 June 2011) of all organisations together with their appropriate organisation type.</text:span></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3" table:style-name="ce89">
            <office:annotation draw:style-name="a2" svg:x="3.5in" svg:y="0.0104166666666667in" svg:width="1.58333333333333in" svg:height="1.23958333333333in">
              <dc:creator>ccabmstopher</dc:creator>
              <text:p><text:span text:style-name="T1">Included in this template is an up-to-date list (as of 30 June 2011) of all organisations together with their appropriate main/parent/sponsoring department.</text:span></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85">
            <office:annotation draw:style-name="a3" svg:x="12.3333333333333in" svg:y="0.0104166666666667in" svg:width="1.69791666666667in" svg:height="2.65625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able:table-cell>
          <table:covered-table-cell table:number-columns-repeated="13"/>
          <table:table-cell office:value-type="string" table:number-columns-spanned="10" table:number-rows-spanned="1" table:content-validation-name="val3" table:style-name="ce86">
            <office:annotation draw:style-name="a4" svg:x="18.75in" svg:y="0.0104166666666667in" svg:width="2.70833333333333in" svg:height="2.72916666666667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3" table:style-name="ce88">
            <text:p>Grand Total<text:s/></text:p>
            <text:p>(workforce numbers)</text:p>
          </table:table-cell>
          <table:covered-table-cell/>
          <table:table-cell office:value-type="string" table:number-columns-spanned="7" table:number-rows-spanned="1" table:style-name="ce86">
            <office:annotation draw:style-name="a5" svg:x="27.3541666666667in" svg:y="0.0104166666666667in" svg:width="1.60416666666667in" svg:height="1.40625in">
              <dc:creator>ccabmstopher</dc:creator>
              <text:p><text:span text:style-name="T3">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86">
            <text:p>Non-Payroll staff (contingent labour/consultancy) costs</text:p>
          </table:table-cell>
          <table:covered-table-cell table:number-columns-repeated="2"/>
          <table:table-cell office:value-type="string" table:number-columns-spanned="1" table:number-rows-spanned="3" table:style-name="ce88">
            <text:p>Grand Total paybill/staffing (payroll and non-payroll) costs</text:p>
          </table:table-cell>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30" table:style-name="ce2"/>
        </table:table-row>
        <table:table-row table:style-name="ro2">
          <table:covered-table-cell/>
          <table:covered-table-cell/>
          <table:covered-table-cell/>
          <table:table-cell office:value-type="string" table:number-columns-spanned="2" table:number-rows-spanned="1" table:style-name="ce85">
            <office:annotation draw:style-name="a6" svg:x="4.10416666666667in" svg:y="0.0833333333333333in" svg:width="1.59375in" svg:height="0.645833333333333in">
              <dc:creator>ccabmstopher</dc:creator>
              <text:p><text:span text:style-name="T3">Please enter the number of administrative officers/assistants (or equivalents) on your payroll</text:span><text:span text:style-name="T2"/></text:p>
              <text:p/>
            </office:annotation>
            <text:p>AO/AA</text:p>
          </table:table-cell>
          <table:covered-table-cell/>
          <table:table-cell office:value-type="string" table:number-columns-spanned="2" table:number-rows-spanned="1" table:style-name="ce85">
            <office:annotation draw:style-name="a7" svg:x="5.375in" svg:y="0.0833333333333333in" svg:width="1.59375in" svg:height="0.645833333333333in">
              <dc:creator>ccabmstopher</dc:creator>
              <text:p><text:span text:style-name="T3">Please enter the number of executive officers (or equivalents) on your payroll</text:span><text:span text:style-name="T2"/></text:p>
              <text:p/>
            </office:annotation>
            <text:p>EO</text:p>
          </table:table-cell>
          <table:covered-table-cell/>
          <table:table-cell office:value-type="string" table:number-columns-spanned="2" table:number-rows-spanned="1" table:style-name="ce85">
            <office:annotation draw:style-name="a8" svg:x="6.6875in" svg:y="0.135416666666667in" svg:width="1.58333333333333in" svg:height="0.645833333333333in">
              <dc:creator>ccabmstopher</dc:creator>
              <text:p><text:span text:style-name="T3">Please enter the number of senior/higher executive officers (or equivalents) on your payroll</text:span><text:span text:style-name="T2"/></text:p>
              <text:p/>
            </office:annotation>
            <text:p>SEO/HEO</text:p>
          </table:table-cell>
          <table:covered-table-cell/>
          <table:table-cell office:value-type="string" table:number-columns-spanned="2" table:number-rows-spanned="1" table:style-name="ce85">
            <office:annotation draw:style-name="a9" svg:x="7.91666666666667in" svg:y="0.0833333333333333in" svg:width="1.59375in" svg:height="0.645833333333333in">
              <dc:creator>ccabmstopher</dc:creator>
              <text:p><text:span text:style-name="T3">Please enter the number of grade 6/7 staff (or equivalents) on your payroll</text:span><text:span text:style-name="T2"/></text:p>
              <text:p/>
            </office:annotation>
            <text:p>Grade 6/7</text:p>
          </table:table-cell>
          <table:covered-table-cell/>
          <table:table-cell office:value-type="string" table:number-columns-spanned="2" table:number-rows-spanned="1" table:style-name="ce85">
            <office:annotation draw:style-name="a10" svg:x="9.1875in" svg:y="0.0833333333333333in" svg:width="1.59375in" svg:height="0.645833333333333in">
              <dc:creator>ccabmstopher</dc:creator>
              <text:p><text:span text:style-name="T3">Please enter the number of Seni</text:span></text:p>
              <text:p><text:span text:style-name="T3"><text:s/>Civil Servants (or equivalents) on your payroll</text:span><text:span text:style-name="T2"/></text:p>
              <text:p/>
            </office:annotation>
            <text:p>SCS</text:p>
          </table:table-cell>
          <table:covered-table-cell/>
          <table:table-cell office:value-type="string" table:number-columns-spanned="2" table:number-rows-spanned="1" table:style-name="ce85">
            <office:annotation draw:style-name="a11" svg:x="10.4583333333333in" svg:y="0.0833333333333333in" svg:width="1.4375in" svg:height="0.395833333333333in">
              <dc:creator>ccabmstopher</dc:creator>
              <text:p><text:span text:style-name="T3">See comment on Payroll staff cell above</text:span><text:span text:style-name="T2"/></text:p>
              <text:p/>
            </office:annotation>
            <text:p>Other, unknown, or unspecified</text:p>
          </table:table-cell>
          <table:covered-table-cell/>
          <table:table-cell office:value-type="string" table:number-columns-spanned="2" table:number-rows-spanned="1" table:content-validation-name="val3" table:style-name="ce85">
            <text:p>Total</text:p>
            <text:p>Employees</text:p>
          </table:table-cell>
          <table:covered-table-cell/>
          <table:table-cell office:value-type="string" table:number-columns-spanned="2" table:number-rows-spanned="1" table:style-name="ce85">
            <office:annotation draw:style-name="a12" svg:x="12.9375in" svg:y="0.0833333333333333in" svg:width="3.14583333333333in" svg:height="1.84375in">
              <dc:creator>ccabmstopher</dc:creator>
              <text:p><text:span text:style-name="T5">Agency staff (clearical and admin)</text:span><text:span text:style-name="T3"/></text:p>
              <text:p><text:span text:style-name="T3">Admin &amp; Clerical agency staff are normally lower grade individuals who are actually filling in for a role within the organisational structure and are ideally used on a short term basis.<text:s text:c="6"/></text:span></text:p>
              <text:p><text:span text:style-name="T3"> normally engaged on an ad hoc or temporary basis to fulfil requirements within established posts.</text:span></text:p>
              <text:p><text:span text:style-name="T3"> involves providing cover (e.g. for a vacancy, holiday or sickness) or additional resource (e.g. for a seasonal peak in workload).<text:s text:c="7"/></text:span></text:p>
              <text:p><text:span text:style-name="T3">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86">
            <office:annotation draw:style-name="a13" svg:x="14.2083333333333in" svg:y="0.0833333333333333in" svg:width="2.625in" svg:height="3.11458333333333in">
              <dc:creator>ccabmstopher</dc:creator>
              <text:p><text:span text:style-name="T5">Interim managers</text:span><text:span text:style-name="T2"/></text:p>
              <text:p><text:span text:style-name="T3">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3"> may involve providing cover (e.g. for a vacancy, holiday or sickness) or additional resource (e.g. for a new team until someone is recruited, or a seasonal peak in workload).<text:s/></text:span></text:p>
              <text:p><text:span text:style-name="T3"> may include Professional Interim Staff (e.g. senior qualified professionals in areas such as legal, finance, audit) and Interim Managers (including up to the most senior levels of the organisation).</text:span></text:p>
              <text:p><text:span text:style-name="T3"> likely to include a degree of organisational involvement (e.g. managing staff, representation at meetings)</text:span></text:p>
              <text:p><text:span text:style-name="T3"> typically engaged through an agency although in some cases may be engaged directly<text:s text:c="2"/></text:span><text:span text:style-name="T2"><text:s text:c="3"/></text:span></text:p>
            </office:annotation>
            <text:p>Interim managers</text:p>
          </table:table-cell>
          <table:covered-table-cell/>
          <table:table-cell office:value-type="string" table:number-columns-spanned="2" table:number-rows-spanned="1" table:style-name="ce86">
            <office:annotation draw:style-name="a14" svg:x="15.4791666666667in" svg:y="0.0833333333333333in" svg:width="2.38541666666667in" svg:height="3.79166666666667in">
              <dc:creator>ccabmstopher</dc:creator>
              <text:p><text:span text:style-name="T5">Specialist Contractors</text:span></text:p>
              <text:p><text:span text:style-name="T3">Specialists are normally middle to senior grades, used to provide expertise that is not available in-house, fulfilling functional or senior positions within the organisational structure and ideally engaged on a short term basis.</text:span></text:p>
              <text:p><text:span text:style-name="T3"> may include sub-categories of Finance, HR, IT, Legal, Logistics, Marketing, Medical, Procurement, Estates, Technical and Other.</text:span></text:p>
              <text:p><text:span text:style-name="T3"> not staff substitution; specialists are used to provide additional resource, skills and expertise, not to cover vacancies etc.</text:span></text:p>
              <text:p><text:span text:style-name="T3"> should not include management functions or similar organisational involvement.</text:span></text:p>
              <text:p><text:span text:style-name="T3"> usually involved in a defined package of work or project rather than covering a day-to-day workload or defined job/ role.<text:s text:c="11"/></text:span></text:p>
              <text:p><text:span text:style-name="T3"> in some instances, may include a degree of organisational involvement (e.g. managing staff, representation at meetings)</text:span></text:p>
              <text:p><text:span text:style-name="T3"> not always provided through an agency.</text:span><text:span text:style-name="T5"/></text:p>
              <text:p><text:span text:style-name="T2"/></text:p>
              <text:p/>
            </office:annotation>
            <text:p>Specialist Contractors</text:p>
          </table:table-cell>
          <table:covered-table-cell/>
          <table:table-cell office:value-type="string" table:number-columns-spanned="2" table:number-rows-spanned="1" table:style-name="ce86">
            <office:annotation draw:style-name="a15" svg:x="16.8125in" svg:y="0.0833333333333333in" svg:width="2.41666666666667in" svg:height="2.35416666666667in">
              <dc:creator>ccabmstopher</dc:creator>
              <text:p><text:span text:style-name="T5">Consultants/consultancy</text:span></text:p>
              <text:p><text:span text:style-name="T3">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3"/></text:p>
              <text:p><text:span text:style-name="T3">(see separate guidance for the various categories of consultancy)</text:span></text:p>
              <text:p><text:span text:style-name="T2"/></text:p>
              <text:p/>
            </office:annotation>
            <text:p>Consultants/consultancy</text:p>
          </table:table-cell>
          <table:covered-table-cell/>
          <table:table-cell office:value-type="string" table:number-columns-spanned="2" table:number-rows-spanned="1" table:style-name="ce85">
            <text:p>Total</text:p>
          </table:table-cell>
          <table:covered-table-cell/>
          <table:covered-table-cell/>
          <table:covered-table-cell/>
          <table:table-cell office:value-type="string" table:number-columns-spanned="1" table:number-rows-spanned="2" table:style-name="ce85">
            <office:annotation draw:style-name="a16" svg:x="20.5729166666667in" svg:y="0.0833333333333333in" svg:width="1.16666666666667in" svg:height="0.760416666666667in">
              <dc:creator>ccabmstopher</dc:creator>
              <text:p><text:span text:style-name="T3">Please refer to the HMT guidance provided separately</text:span><text:span text:style-name="T2"/></text:p>
              <text:p/>
            </office:annotation>
            <text:p>Salary</text:p>
          </table:table-cell>
          <table:table-cell office:value-type="string" table:number-columns-spanned="1" table:number-rows-spanned="2" table:style-name="ce85">
            <office:annotation draw:style-name="a17" svg:x="21.59375in" svg:y="0.0833333333333333in" svg:width="1.16666666666667in" svg:height="0.760416666666667in">
              <dc:creator>ccabmstopher</dc:creator>
              <text:p><text:span text:style-name="T3">Please refer to the HMT guidance provided separately</text:span><text:span text:style-name="T2"/></text:p>
              <text:p/>
            </office:annotation>
            <text:p>Allowances</text:p>
          </table:table-cell>
          <table:table-cell office:value-type="string" table:number-columns-spanned="1" table:number-rows-spanned="2" table:style-name="ce85">
            <office:annotation draw:style-name="a18" svg:x="22.6145833333333in" svg:y="0.0833333333333333in" svg:width="1.16666666666667in" svg:height="0.760416666666667in">
              <dc:creator>ccabmstopher</dc:creator>
              <text:p><text:span text:style-name="T3">Please refer to the HMT guidance provided separately</text:span><text:span text:style-name="T2"/></text:p>
              <text:p/>
            </office:annotation>
            <text:p>Non-consolidated performance payments</text:p>
          </table:table-cell>
          <table:table-cell office:value-type="string" table:number-columns-spanned="1" table:number-rows-spanned="2" table:style-name="ce85">
            <office:annotation draw:style-name="a19" svg:x="23.6354166666667in" svg:y="0.0833333333333333in" svg:width="1.16666666666667in" svg:height="0.760416666666667in">
              <dc:creator>ccabmstopher</dc:creator>
              <text:p><text:span text:style-name="T3">Please refer to the HMT guidance provided separately</text:span><text:span text:style-name="T2"/></text:p>
              <text:p/>
            </office:annotation>
            <text:p>Overtime</text:p>
          </table:table-cell>
          <table:table-cell office:value-type="string" table:number-columns-spanned="1" table:number-rows-spanned="2" table:style-name="ce85">
            <office:annotation draw:style-name="a20" svg:x="24.65625in" svg:y="0.0833333333333333in" svg:width="1.16666666666667in" svg:height="0.760416666666667in">
              <dc:creator>ccabmstopher</dc:creator>
              <text:p><text:span text:style-name="T3">Please refer to the HMT guidance provided separately</text:span><text:span text:style-name="T2"/></text:p>
              <text:p/>
            </office:annotation>
            <text:p>Employer pension contributions</text:p>
          </table:table-cell>
          <table:table-cell office:value-type="string" table:number-columns-spanned="1" table:number-rows-spanned="2" table:style-name="ce85">
            <office:annotation draw:style-name="a21" svg:x="25.6770833333333in" svg:y="0.0833333333333333in" svg:width="1.16666666666667in" svg:height="0.760416666666667in">
              <dc:creator>ccabmstopher</dc:creator>
              <text:p><text:span text:style-name="T3">Please refer to the HMT guidance provided separately</text:span><text:span text:style-name="T2"/></text:p>
              <text:p/>
            </office:annotation>
            <text:p>Employer national insurance contributions</text:p>
          </table:table-cell>
          <table:table-cell office:value-type="string" table:number-columns-spanned="1" table:number-rows-spanned="2" table:style-name="ce85">
            <text:p>Total paybill for payroll staff</text:p>
          </table:table-cell>
          <table:table-cell office:value-type="string" table:number-columns-spanned="1" table:number-rows-spanned="2" table:style-name="ce85">
            <text:p>Total monthly cost of contingent labour: agency (clerical and admin) staff, interim managers and specialist contractors</text:p>
          </table:table-cell>
          <table:table-cell office:value-type="string" table:number-columns-spanned="1" table:number-rows-spanned="2" table:style-name="ce85">
            <text:p>Total monthly cost of consultants/</text:p>
            <text:p>consultancy</text:p>
          </table:table-cell>
          <table:table-cell office:value-type="string" table:number-columns-spanned="1" table:number-rows-spanned="2" table:style-name="ce85">
            <text:p>Total non-payroll (CCL) staff costs</text:p>
          </table:table-cell>
          <table:covered-table-cell/>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30" table:style-name="ce2"/>
        </table:table-row>
        <table:table-row table:style-name="ro3">
          <table:covered-table-cell/>
          <table:covered-table-cell/>
          <table:covered-table-cell/>
          <table:table-cell office:value-type="string" table:style-name="ce26">
            <office:annotation draw:style-name="a22" svg:x="3.46875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26">
            <office:annotation draw:style-name="a23" svg:x="4.10416666666667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26">
            <office:annotation draw:style-name="a24" svg:x="4.73958333333333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26">
            <office:annotation draw:style-name="a25" svg:x="5.375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26">
            <office:annotation draw:style-name="a26" svg:x="6.01041666666667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26">
            <office:annotation draw:style-name="a27" svg:x="6.64583333333333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26">
            <office:annotation draw:style-name="a28" svg:x="7.28125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26">
            <office:annotation draw:style-name="a29" svg:x="7.91666666666667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26">
            <office:annotation draw:style-name="a30" svg:x="8.55208333333333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26">
            <office:annotation draw:style-name="a31" svg:x="9.1875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26">
            <office:annotation draw:style-name="a32" svg:x="9.82291666666667in" svg:y="0.322916666666667in" svg:width="1.88541666666667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26">
            <office:annotation draw:style-name="a33" svg:x="10.4583333333333in" svg:y="0.322916666666667in" svg:width="1.92708333333333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26">
            <office:annotation draw:style-name="a34" svg:x="11.0729166666667in" svg:y="0.322916666666667in" svg:width="1.89583333333333in" svg:height="1.04166666666667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2"/></text:p>
              <text:p><text:span text:style-name="T2">.</text:span></text:p>
            </office:annotation>
            <text:p>Headcount</text:p>
          </table:table-cell>
          <table:table-cell office:value-type="string" table:style-name="ce26">
            <office:annotation draw:style-name="a35" svg:x="11.6770833333333in" svg:y="0.322916666666667in" svg:width="1.89583333333333in" svg:height="1.04166666666667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2"/></text:p>
              <text:p><text:span text:style-name="T2">.</text:span></text:p>
            </office:annotation>
            <text:p>Full-time<text:s/></text:p>
            <text:p>equivalent</text:p>
          </table:table-cell>
          <table:table-cell office:value-type="string" table:style-name="ce27">
            <office:annotation draw:style-name="a36" svg:x="12.3020833333333in" svg:y="0.322916666666667in" svg:width="1.88541666666667in" svg:height="1.41666666666667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27">
            <office:annotation draw:style-name="a37" svg:x="12.9375in" svg:y="0.322916666666667in" svg:width="1.64583333333333in" svg:height="1.11458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27">
            <office:annotation draw:style-name="a38" svg:x="13.5729166666667in" svg:y="0.322916666666667in" svg:width="1.88541666666667in" svg:height="1.41666666666667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27">
            <office:annotation draw:style-name="a39" svg:x="14.2083333333333in" svg:y="0.322916666666667in" svg:width="1.64583333333333in" svg:height="1.11458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27">
            <office:annotation draw:style-name="a40" svg:x="14.84375in" svg:y="0.322916666666667in" svg:width="1.88541666666667in" svg:height="1.41666666666667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27">
            <office:annotation draw:style-name="a41" svg:x="15.4791666666667in" svg:y="0.322916666666667in" svg:width="1.64583333333333in" svg:height="1.11458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27">
            <office:annotation draw:style-name="a42" svg:x="16.1458333333333in" svg:y="0.322916666666667in" svg:width="1.89583333333333in" svg:height="1.41666666666667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27">
            <office:annotation draw:style-name="a43" svg:x="16.8125in" svg:y="0.322916666666667in" svg:width="1.64583333333333in" svg:height="1.11458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27">
            <office:annotation draw:style-name="a44" svg:x="17.4479166666667in" svg:y="0.322916666666667in" svg:width="1.8125in" svg:height="0.739583333333333in">
              <dc:creator>ccabmstopher</dc:creator>
              <text:p><text:span text:style-name="T3">Do not enter values in the cells below. Formula will automatically sum values across the preceding columns<text:s/></text:span><text:span text:style-name="T2"/></text:p>
              <text:p/>
            </office:annotation>
            <text:p>Headcount</text:p>
          </table:table-cell>
          <table:table-cell office:value-type="string" table:style-name="ce27">
            <office:annotation draw:style-name="a45" svg:x="18.0833333333333in" svg:y="0.322916666666667in" svg:width="1.61458333333333in" svg:height="0.8125in">
              <dc:creator>ccabmstopher</dc:creator>
              <text:p><text:span text:style-name="T3">Do not enter values in the cells below. Formula will automatically sum values across the preceding columns</text:span><text:span text:style-name="T2"/></text:p>
              <text:p/>
            </office:annotation>
            <text:p>Full-time<text:s/></text:p>
            <text:p>equivalent</text:p>
          </table:table-cell>
          <table:table-cell office:value-type="string" table:content-validation-name="val3" table:style-name="ce28">
            <office:annotation draw:style-name="a46" svg:x="18.8229166666667in" svg:y="0.322916666666667in" svg:width="1.79166666666667in" svg:height="0.739583333333333in">
              <dc:creator>ccabmstopher</dc:creator>
              <text:p><text:span text:style-name="T3">Do not enter values in the cells below. Formula will automatically sum values across the preceding columns<text:s/></text:span><text:span text:style-name="T2"/></text:p>
              <text:p/>
            </office:annotation>
            <text:p>Headcount</text:p>
          </table:table-cell>
          <table:table-cell office:value-type="string" table:content-validation-name="val3" table:style-name="ce29">
            <office:annotation draw:style-name="a47" svg:x="19.5520833333333in" svg:y="0.322916666666667in" svg:width="1.60416666666667in" svg:height="0.8125in">
              <dc:creator>ccabmstopher</dc:creator>
              <text:p><text:span text:style-name="T3">Do not enter values in the cells below. Formula will automatically sum values across the preceding columns</text:span><text:span text:style-name="T2"/></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style-name="ro4">
          <table:table-cell office:value-type="string" table:content-validation-name="val4" table:style-name="ce25">
            <text:p>Department for International Development</text:p>
          </table:table-cell>
          <table:table-cell office:value-type="string" table:content-validation-name="val5" table:style-name="ce105">
            <text:p>Ministerial Department</text:p>
          </table:table-cell>
          <table:table-cell office:value-type="string" table:content-validation-name="val6" table:style-name="ce106">
            <text:p>Department for International Development</text:p>
          </table:table-cell>
          <table:table-cell office:value-type="float" office:value="85" table:content-validation-name="val2" table:style-name="ce90">
            <text:p>85</text:p>
          </table:table-cell>
          <table:table-cell office:value-type="float" office:value="80.989999999999995" table:content-validation-name="val1" table:style-name="ce91">
            <text:p>80.99</text:p>
          </table:table-cell>
          <table:table-cell office:value-type="float" office:value="190" table:content-validation-name="val2" table:style-name="ce92">
            <text:p>190</text:p>
          </table:table-cell>
          <table:table-cell office:value-type="float" office:value="182.81" table:content-validation-name="val1" table:style-name="ce93">
            <text:p>182.81</text:p>
          </table:table-cell>
          <table:table-cell office:value-type="float" office:value="532" table:content-validation-name="val2" table:style-name="ce94">
            <text:p>532</text:p>
          </table:table-cell>
          <table:table-cell office:value-type="float" office:value="519.11" table:content-validation-name="val1" table:style-name="ce95">
            <text:p>519.11</text:p>
          </table:table-cell>
          <table:table-cell office:value-type="float" office:value="1118" table:content-validation-name="val2" table:style-name="ce97">
            <text:p>1118</text:p>
          </table:table-cell>
          <table:table-cell office:value-type="float" office:value="1081.76" table:content-validation-name="val1" table:style-name="ce98">
            <text:p>1081.76</text:p>
          </table:table-cell>
          <table:table-cell office:value-type="float" office:value="89" table:content-validation-name="val2" table:style-name="ce99">
            <text:p>89</text:p>
          </table:table-cell>
          <table:table-cell office:value-type="float" office:value="87.4" table:content-validation-name="val1" table:style-name="ce100">
            <text:p>87.4</text:p>
          </table:table-cell>
          <table:table-cell office:value-type="string" table:content-validation-name="val2" table:style-name="ce102">
            <text:p>NIL</text:p>
          </table:table-cell>
          <table:table-cell office:value-type="string" table:content-validation-name="val2" table:style-name="ce102">
            <text:p>NIL</text:p>
          </table:table-cell>
          <table:table-cell office:value-type="float" office:value="2014" table:formula="of:=SUM([.D4];[.F4];[.H4];[.J4];[.L4];[.N4])" table:content-validation-name="val3" table:style-name="ce16">
            <text:p>2,014</text:p>
          </table:table-cell>
          <table:table-cell office:value-type="float" office:value="1952.0700000000002" table:formula="of:=SUM([.E4];[.G4];[.I4];[.K4];[.M4];[.O4])" table:content-validation-name="val3" table:style-name="ce16">
            <text:p>1,952</text:p>
          </table:table-cell>
          <table:table-cell office:value-type="float" office:value="16" table:content-validation-name="val2" table:style-name="ce112">
            <text:p>16</text:p>
          </table:table-cell>
          <table:table-cell office:value-type="float" office:value="16" table:content-validation-name="val1" table:style-name="ce113">
            <text:p>16</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float" office:value="1" table:content-validation-name="val2" table:style-name="ce115">
            <text:p>1</text:p>
          </table:table-cell>
          <table:table-cell office:value-type="float" office:value="1" table:content-validation-name="val2" table:style-name="ce116">
            <text:p>1</text:p>
          </table:table-cell>
          <table:table-cell office:value-type="float" office:value="17" table:formula="of:=SUM([.R4];[.T4];[.V4];[.X4];)" table:style-name="ce17">
            <text:p>17</text:p>
          </table:table-cell>
          <table:table-cell office:value-type="float" office:value="17" table:formula="of:=SUM([.S4];[.U4];[.W4];[.Y4])" table:style-name="ce17">
            <text:p>17</text:p>
          </table:table-cell>
          <table:table-cell office:value-type="float" office:value="2031" table:formula="of:=[.P4]+[.Z4]" table:content-validation-name="val3" table:style-name="ce18">
            <text:p>2,031</text:p>
          </table:table-cell>
          <table:table-cell office:value-type="float" office:value="1969.0700000000002" table:formula="of:=[.Q4]+[.AA4]" table:content-validation-name="val3" table:style-name="ce18">
            <text:p>1,969</text:p>
          </table:table-cell>
          <table:table-cell office:value-type="currency" office:value="8058028.3399999999" table:content-validation-name="val7" table:style-name="ce19">
            <text:p>£8,058,028.34</text:p>
          </table:table-cell>
          <table:table-cell office:value-type="currency" office:value="65999.88" table:content-validation-name="val7" table:style-name="ce19">
            <text:p>£65,999.88</text:p>
          </table:table-cell>
          <table:table-cell office:value-type="string" table:content-validation-name="val2" table:style-name="ce120">
            <text:p>NIL</text:p>
          </table:table-cell>
          <table:table-cell office:value-type="currency" office:value="64249.81" table:content-validation-name="val7" table:style-name="ce19">
            <text:p>£64,249.81</text:p>
          </table:table-cell>
          <table:table-cell office:value-type="currency" office:value="1760336.04" table:content-validation-name="val7" table:style-name="ce19">
            <text:p>£1,760,336.04</text:p>
          </table:table-cell>
          <table:table-cell office:value-type="currency" office:value="599507.15" table:content-validation-name="val7" table:style-name="ce19">
            <text:p>£599,507.15</text:p>
          </table:table-cell>
          <table:table-cell office:value-type="currency" office:value="10548121.220000001" table:formula="of:=SUM([.AD4:.AI4])" table:style-name="ce20">
            <text:p>£10,548,121.22</text:p>
          </table:table-cell>
          <table:table-cell office:value-type="currency" office:value="59035.839999999997" table:content-validation-name="val7" table:style-name="ce21">
            <text:p>£59,035.84</text:p>
          </table:table-cell>
          <table:table-cell office:value-type="currency" office:value="7980" table:content-validation-name="val7" table:style-name="ce21">
            <text:p>£7,980.00</text:p>
          </table:table-cell>
          <table:table-cell office:value-type="currency" office:value="67015.839999999997" table:formula="of:=SUM([.AK4:.AL4])" table:style-name="ce22">
            <text:p>£67,015.84</text:p>
          </table:table-cell>
          <table:table-cell office:value-type="currency" office:value="10615137.060000001" table:formula="of:=SUM([.AM4];[.AJ4])" table:style-name="ce23">
            <text:p>£10,615,137.06</text:p>
          </table:table-cell>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style-name="ro4">
          <table:table-cell office:value-type="string" table:content-validation-name="val4" table:style-name="ce5">
            <text:p>Independent Commission for Aid Impact</text:p>
          </table:table-cell>
          <table:table-cell office:value-type="string" table:content-validation-name="val5" table:style-name="ce108">
            <text:p>Executive Non-Departmental Public Body</text:p>
          </table:table-cell>
          <table:table-cell office:value-type="string" table:content-validation-name="val6" table:style-name="ce107">
            <text:p>Department for International Development</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string" table:content-validation-name="val2" table:style-name="ce96">
            <text:p>NIL</text:p>
          </table:table-cell>
          <table:table-cell office:value-type="float" office:value="10" table:content-validation-name="val2" table:style-name="ce104">
            <text:p>10</text:p>
          </table:table-cell>
          <table:table-cell office:value-type="float" office:value="6" table:content-validation-name="val1" table:style-name="ce103">
            <text:p>6</text:p>
          </table:table-cell>
          <table:table-cell office:value-type="float" office:value="10" table:formula="of:=SUM([.D5];[.F5];[.H5];[.J5];[.L5];[.N5])" table:content-validation-name="val3" table:style-name="ce16">
            <text:p>10</text:p>
          </table:table-cell>
          <table:table-cell office:value-type="float" office:value="6" table:formula="of:=SUM([.E5];[.G5];[.I5];[.K5];[.M5];[.O5])" table:content-validation-name="val3" table:style-name="ce16">
            <text:p>6</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float" office:value="0" table:formula="of:=SUM([.R5];[.T5];[.V5];[.X5];)" table:style-name="ce17">
            <text:p>0</text:p>
          </table:table-cell>
          <table:table-cell office:value-type="float" office:value="0" table:formula="of:=SUM([.S5];[.U5];[.W5];[.Y5])" table:style-name="ce17">
            <text:p>0</text:p>
          </table:table-cell>
          <table:table-cell office:value-type="float" office:value="10" table:formula="of:=[.P5]+[.Z5]" table:content-validation-name="val3" table:style-name="ce18">
            <text:p>10</text:p>
          </table:table-cell>
          <table:table-cell office:value-type="float" office:value="6" table:formula="of:=[.Q5]+[.AA5]" table:content-validation-name="val3" table:style-name="ce18">
            <text:p>6</text:p>
          </table:table-cell>
          <table:table-cell office:value-type="string" table:content-validation-name="val2" table:style-name="ce117">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currency" office:value="0" table:formula="of:=SUM([.AD5:.AI5])" table:style-name="ce20">
            <text:p>£0.00</text:p>
          </table:table-cell>
          <table:table-cell office:value-type="string" table:content-validation-name="val2" table:style-name="ce121">
            <text:p>NIL</text:p>
          </table:table-cell>
          <table:table-cell office:value-type="string" table:content-validation-name="val2" table:style-name="ce121">
            <text:p>NIL</text:p>
          </table:table-cell>
          <table:table-cell office:value-type="currency" office:value="0" table:formula="of:=SUM([.AK5:.AL5])" table:style-name="ce22">
            <text:p>£0.00</text:p>
          </table:table-cell>
          <table:table-cell office:value-type="currency" office:value="0" table:formula="of:=SUM([.AM5];[.AJ5])" table:style-name="ce23">
            <text:p>£0.00</text:p>
          </table:table-cell>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style-name="ro4">
          <table:table-cell office:value-type="string" table:content-validation-name="val4" table:style-name="ce5">
            <text:p>Commonwealth Scholarship Commission</text:p>
          </table:table-cell>
          <table:table-cell office:value-type="string" table:content-validation-name="val5" table:style-name="ce109">
            <text:p>Executive Non-Departmental Public Body</text:p>
          </table:table-cell>
          <table:table-cell office:value-type="string" table:content-validation-name="val6" table:style-name="ce110">
            <text:p>Department for International Development</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string" table:content-validation-name="val2" table:style-name="ce101">
            <text:p>NIL</text:p>
          </table:table-cell>
          <table:table-cell office:value-type="float" office:value="0" table:formula="of:=SUM([.D6];[.F6];[.H6];[.J6];[.L6];[.N6])" table:content-validation-name="val3" table:style-name="ce16">
            <text:p>0</text:p>
          </table:table-cell>
          <table:table-cell office:value-type="float" office:value="0" table:formula="of:=SUM([.E6];[.G6];[.I6];[.K6];[.M6];[.O6])" table:content-validation-name="val3" table:style-name="ce16">
            <text:p>0</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string" table:content-validation-name="val2" table:style-name="ce111">
            <text:p>NIL</text:p>
          </table:table-cell>
          <table:table-cell office:value-type="float" office:value="0" table:formula="of:=SUM([.R6];[.T6];[.V6];[.X6];)" table:style-name="ce17">
            <text:p>0</text:p>
          </table:table-cell>
          <table:table-cell office:value-type="float" office:value="0" table:formula="of:=SUM([.S6];[.U6];[.W6];[.Y6])" table:style-name="ce17">
            <text:p>0</text:p>
          </table:table-cell>
          <table:table-cell office:value-type="float" office:value="0" table:formula="of:=[.P6]+[.Z6]" table:content-validation-name="val3" table:style-name="ce18">
            <text:p>0</text:p>
          </table:table-cell>
          <table:table-cell office:value-type="float" office:value="0" table:formula="of:=[.Q6]+[.AA6]" table:content-validation-name="val3" table:style-name="ce18">
            <text:p>0</text:p>
          </table:table-cell>
          <table:table-cell office:value-type="string" table:content-validation-name="val2" table:style-name="ce118">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string" table:content-validation-name="val2" table:style-name="ce119">
            <text:p>NIL</text:p>
          </table:table-cell>
          <table:table-cell office:value-type="currency" office:value="0" table:formula="of:=SUM([.AD6:.AI6])" table:style-name="ce20">
            <text:p>£0.00</text:p>
          </table:table-cell>
          <table:table-cell office:value-type="string" table:content-validation-name="val2" table:style-name="ce121">
            <text:p>NIL</text:p>
          </table:table-cell>
          <table:table-cell office:value-type="string" table:content-validation-name="val2" table:style-name="ce121">
            <text:p>NIL</text:p>
          </table:table-cell>
          <table:table-cell office:value-type="currency" office:value="0" table:formula="of:=SUM([.AK6:.AL6])" table:style-name="ce22">
            <text:p>£0.00</text:p>
          </table:table-cell>
          <table:table-cell office:value-type="currency" office:value="0" table:formula="of:=SUM([.AM6];[.AJ6])" table:style-name="ce23">
            <text:p>£0.00</text:p>
          </table:table-cell>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number-rows-repeated="10" table:style-name="ro5">
          <table:table-cell table:number-columns-repeated="15" table:style-name="ce4"/>
          <table:table-cell table:number-columns-repeated="25"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number-rows-repeated="1048544" table:style-name="ro5">
          <table:table-cell table:number-columns-repeated="40"/>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number-rows-repeated="11" table:style-name="ro5">
          <table:table-cell table:number-columns-repeated="13"/>
          <table:table-cell table:number-columns-repeated="2" table:style-name="ce4"/>
          <table:table-cell table:number-columns-repeated="25"/>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table-row table:number-rows-repeated="5" table:style-name="ro5">
          <table:table-cell table:number-columns-repeated="13"/>
          <table:table-cell table:number-columns-repeated="27"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30"/>
        </table:table-row>
        <table:named-expressions>
          <table:named-range table:name="Print_Area" table:cell-range-address="Feb16.$A$1:Feb16.$AN$6" table:base-cell-address="Feb16.$A$1"/>
        </table:named-expressions>
      </table:table>
      <table:table table:name="Drop_down_lists" table:style-name="ta2">
        <table:table-column table:style-name="co12" table:default-cell-style-name="ce8"/>
        <table:table-column table:style-name="co13" table:default-cell-style-name="ce9"/>
        <table:table-column table:style-name="co14" table:default-cell-style-name="ce8"/>
        <table:table-column table:style-name="co15" table:default-cell-style-name="ce8"/>
        <table:table-column table:style-name="co16" table:default-cell-style-name="ce8"/>
        <table:table-column table:style-name="co11" table:number-columns-repeated="16379" table:default-cell-style-name="ce8"/>
        <table:table-row table:style-name="ro5">
          <table:table-cell office:value-type="string" table:style-name="ce10">
            <text:p>Main, parent or sponsoring department</text:p>
          </table:table-cell>
          <table:table-cell office:value-type="string" table:style-name="ce6">
            <text:p>Organisation name</text:p>
          </table:table-cell>
          <table:table-cell office:value-type="string" table:style-name="ce10">
            <text:p>Organisation type</text:p>
          </table:table-cell>
          <table:table-cell table:style-name="ce10"/>
          <table:table-cell office:value-type="string" table:style-name="ce10">
            <text:p>Yes_No</text:p>
          </table:table-cell>
          <table:table-cell table:style-name="ce24"/>
          <table:table-cell table:number-columns-repeated="16378"/>
        </table:table-row>
        <table:table-row table:style-name="ro5">
          <table:table-cell office:value-type="string" table:style-name="ce39">
            <text:p>Attorney General's Departments</text:p>
          </table:table-cell>
          <table:table-cell office:value-type="string" table:style-name="ce40">
            <text:p>Advisory Conciliation and Arbitration Service</text:p>
          </table:table-cell>
          <table:table-cell office:value-type="string" table:style-name="ce8">
            <text:p>Crown Non Departmental Public Body</text:p>
          </table:table-cell>
          <table:table-cell table:style-name="ce13"/>
          <table:table-cell office:value-type="string" table:style-name="ce24">
            <text:p>Yes</text:p>
          </table:table-cell>
          <table:table-cell table:style-name="ce24"/>
          <table:table-cell table:number-columns-repeated="16378"/>
        </table:table-row>
        <table:table-row table:style-name="ro5">
          <table:table-cell office:value-type="string" table:style-name="ce12">
            <text:p>Cabinet Office</text:p>
          </table:table-cell>
          <table:table-cell office:value-type="string" table:style-name="ce40">
            <text:p>Agricultural Wages Board for England and Wales</text:p>
          </table:table-cell>
          <table:table-cell office:value-type="string" table:style-name="ce8">
            <text:p>Executive Agency</text:p>
          </table:table-cell>
          <table:table-cell table:style-name="ce13"/>
          <table:table-cell office:value-type="string" table:style-name="ce24">
            <text:p>No - please add a comment</text:p>
          </table:table-cell>
          <table:table-cell table:style-name="ce46"/>
          <table:table-cell table:number-columns-repeated="16378"/>
        </table:table-row>
        <table:table-row table:style-name="ro5">
          <table:table-cell office:value-type="string" table:style-name="ce12">
            <text:p>Charity Commission</text:p>
          </table:table-cell>
          <table:table-cell office:value-type="string" table:style-name="ce40">
            <text:p>Agricultural Wages Committee x 15</text:p>
          </table:table-cell>
          <table:table-cell office:value-type="string" table:style-name="ce8">
            <text:p>Executive Non-Departmental Public Body</text:p>
          </table:table-cell>
          <table:table-cell table:style-name="ce13"/>
          <table:table-cell table:style-name="ce8"/>
          <table:table-cell table:style-name="ce46"/>
          <table:table-cell table:number-columns-repeated="16378"/>
        </table:table-row>
        <table:table-row table:style-name="ro5">
          <table:table-cell office:value-type="string" table:style-name="ce39">
            <text:p>Department for Business, Innovation and Skills</text:p>
          </table:table-cell>
          <table:table-cell office:value-type="string" table:style-name="ce38">
            <text:p>Agriculture and Horticulture Development Board</text:p>
          </table:table-cell>
          <table:table-cell office:value-type="string" table:style-name="ce8">
            <text:p>Ministerial Department</text:p>
          </table:table-cell>
          <table:table-cell table:style-name="ce13"/>
          <table:table-cell table:style-name="ce8"/>
          <table:table-cell table:style-name="ce46"/>
          <table:table-cell table:number-columns-repeated="16378"/>
        </table:table-row>
        <table:table-row table:style-name="ro5">
          <table:table-cell office:value-type="string" table:style-name="ce39">
            <text:p>Department for Communities and Local Government</text:p>
          </table:table-cell>
          <table:table-cell office:value-type="string" table:style-name="ce1">
            <text:p>Animal and Plant Health Agency</text:p>
          </table:table-cell>
          <table:table-cell office:value-type="string" table:style-name="ce8">
            <text:p>Non-Ministerial Department</text:p>
          </table:table-cell>
          <table:table-cell table:style-name="ce13"/>
          <table:table-cell table:style-name="ce8"/>
          <table:table-cell table:style-name="ce46"/>
          <table:table-cell table:number-columns-repeated="16378"/>
        </table:table-row>
        <table:table-row table:style-name="ro5">
          <table:table-cell office:value-type="string" table:style-name="ce39">
            <text:p>Department for Culture, Media and Sport</text:p>
          </table:table-cell>
          <table:table-cell office:value-type="string" table:style-name="ce47">
            <text:p>Arts and Humanities Research Council</text:p>
          </table:table-cell>
          <table:table-cell office:value-type="string" table:style-name="ce60">
            <text:p>Government Owned Companies</text:p>
          </table:table-cell>
          <table:table-cell table:style-name="ce13"/>
          <table:table-cell table:style-name="ce8"/>
          <table:table-cell table:style-name="ce46"/>
          <table:table-cell table:number-columns-repeated="16378"/>
        </table:table-row>
        <table:table-row table:style-name="ro5">
          <table:table-cell office:value-type="string" table:style-name="ce12">
            <text:p>Department for Education</text:p>
          </table:table-cell>
          <table:table-cell office:value-type="string" table:style-name="ce47">
            <text:p>Arts Council England</text:p>
          </table:table-cell>
          <table:table-cell office:value-type="string" table:style-name="ce60">
            <text:p>OTHER</text:p>
          </table:table-cell>
          <table:table-cell table:style-name="ce13"/>
          <table:table-cell table:style-name="ce8"/>
          <table:table-cell table:style-name="ce46"/>
          <table:table-cell table:number-columns-repeated="16378"/>
        </table:table-row>
        <table:table-row table:style-name="ro5">
          <table:table-cell office:value-type="string" table:style-name="ce39">
            <text:p>Department for Environment, Food and Rural Affairs</text:p>
          </table:table-cell>
          <table:table-cell office:value-type="string" table:style-name="ce8">
            <text:p>Attorney General's Office</text:p>
          </table:table-cell>
          <table:table-cell table:style-name="ce8"/>
          <table:table-cell table:style-name="ce13"/>
          <table:table-cell table:style-name="ce8"/>
          <table:table-cell table:style-name="ce46"/>
          <table:table-cell table:number-columns-repeated="16378"/>
        </table:table-row>
        <table:table-row table:style-name="ro5">
          <table:table-cell office:value-type="string" table:style-name="ce12">
            <text:p>Department for International Development</text:p>
          </table:table-cell>
          <table:table-cell office:value-type="string" table:style-name="ce8">
            <text:p>Big Lottery Fund</text:p>
          </table:table-cell>
          <table:table-cell table:style-name="ce8"/>
          <table:table-cell table:style-name="ce13"/>
          <table:table-cell table:style-name="ce8"/>
          <table:table-cell table:style-name="ce46"/>
          <table:table-cell table:number-columns-repeated="16378"/>
        </table:table-row>
        <table:table-row table:style-name="ro5">
          <table:table-cell office:value-type="string" table:style-name="ce12">
            <text:p>Department for Transport</text:p>
          </table:table-cell>
          <table:table-cell office:value-type="string" table:style-name="ce38">
            <text:p>Biotechnology and Biological Sciences Research Council</text:p>
          </table:table-cell>
          <table:table-cell table:style-name="ce8"/>
          <table:table-cell table:style-name="ce13"/>
          <table:table-cell table:style-name="ce8"/>
          <table:table-cell table:style-name="ce46"/>
          <table:table-cell table:number-columns-repeated="16378"/>
        </table:table-row>
        <table:table-row table:style-name="ro5">
          <table:table-cell office:value-type="string" table:style-name="ce39">
            <text:p>Department for Work and Pensions</text:p>
          </table:table-cell>
          <table:table-cell office:value-type="string" table:style-name="ce58">
            <text:p>British Business Bank</text:p>
          </table:table-cell>
          <table:table-cell table:style-name="ce8"/>
          <table:table-cell table:style-name="ce13"/>
          <table:table-cell table:style-name="ce8"/>
          <table:table-cell table:style-name="ce46"/>
          <table:table-cell table:number-columns-repeated="16378"/>
        </table:table-row>
        <table:table-row table:style-name="ro5">
          <table:table-cell office:value-type="string" table:style-name="ce39">
            <text:p>Department of Energy and Climate Change</text:p>
          </table:table-cell>
          <table:table-cell office:value-type="string" table:style-name="ce8">
            <text:p>British Council</text:p>
          </table:table-cell>
          <table:table-cell table:style-name="ce8"/>
          <table:table-cell table:style-name="ce13"/>
          <table:table-cell table:style-name="ce8"/>
          <table:table-cell table:style-name="ce46"/>
          <table:table-cell table:number-columns-repeated="16378"/>
        </table:table-row>
        <table:table-row table:style-name="ro5">
          <table:table-cell office:value-type="string" table:style-name="ce12">
            <text:p>Department of Health</text:p>
          </table:table-cell>
          <table:table-cell office:value-type="string" table:style-name="ce8">
            <text:p>British Hallmarking Council</text:p>
          </table:table-cell>
          <table:table-cell table:style-name="ce8"/>
          <table:table-cell table:style-name="ce13"/>
          <table:table-cell table:style-name="ce8"/>
          <table:table-cell table:style-name="ce46"/>
          <table:table-cell table:number-columns-repeated="16378"/>
        </table:table-row>
        <table:table-row table:style-name="ro5">
          <table:table-cell office:value-type="string" table:style-name="ce12">
            <text:p>Export Credits Guarantee Department</text:p>
          </table:table-cell>
          <table:table-cell office:value-type="string" table:style-name="ce8">
            <text:p>British Library</text:p>
          </table:table-cell>
          <table:table-cell table:number-columns-repeated="3" table:style-name="ce8"/>
          <table:table-cell table:style-name="ce46"/>
          <table:table-cell table:number-columns-repeated="16378"/>
        </table:table-row>
        <table:table-row table:style-name="ro5">
          <table:table-cell office:value-type="string" table:style-name="ce53">
            <text:p>Food Standards Agency</text:p>
          </table:table-cell>
          <table:table-cell office:value-type="string" table:style-name="ce8">
            <text:p>British Museum</text:p>
          </table:table-cell>
          <table:table-cell table:number-columns-repeated="3" table:style-name="ce8"/>
          <table:table-cell table:style-name="ce46"/>
          <table:table-cell table:number-columns-repeated="16378"/>
        </table:table-row>
        <table:table-row table:style-name="ro5">
          <table:table-cell office:value-type="string" table:style-name="ce39">
            <text:p>Foreign and Commonwealth Office</text:p>
          </table:table-cell>
          <table:table-cell office:value-type="string" table:style-name="ce8">
            <text:p>British Transport Police Authority</text:p>
          </table:table-cell>
          <table:table-cell table:number-columns-repeated="3" table:style-name="ce8"/>
          <table:table-cell table:style-name="ce46"/>
          <table:table-cell table:number-columns-repeated="16378"/>
        </table:table-row>
        <table:table-row table:style-name="ro5">
          <table:table-cell office:value-type="string" table:style-name="ce39">
            <text:p>HM Revenue and Customs</text:p>
          </table:table-cell>
          <table:table-cell office:value-type="string" table:style-name="ce38">
            <text:p>Business, Innovation and Skills</text:p>
          </table:table-cell>
          <table:table-cell table:number-columns-repeated="3" table:style-name="ce8"/>
          <table:table-cell table:style-name="ce46"/>
          <table:table-cell table:number-columns-repeated="16378"/>
        </table:table-row>
        <table:table-row table:style-name="ro5">
          <table:table-cell office:value-type="string" table:style-name="ce12">
            <text:p>HM Treasury</text:p>
          </table:table-cell>
          <table:table-cell office:value-type="string" table:style-name="ce8">
            <text:p>Cabinet Office</text:p>
          </table:table-cell>
          <table:table-cell table:number-columns-repeated="3" table:style-name="ce8"/>
          <table:table-cell table:style-name="ce46"/>
          <table:table-cell table:number-columns-repeated="16378"/>
        </table:table-row>
        <table:table-row table:style-name="ro5">
          <table:table-cell office:value-type="string" table:style-name="ce39">
            <text:p>Home Office</text:p>
          </table:table-cell>
          <table:table-cell office:value-type="string" table:style-name="ce8">
            <text:p>Care Quality Commission</text:p>
          </table:table-cell>
          <table:table-cell table:number-columns-repeated="3" table:style-name="ce8"/>
          <table:table-cell table:style-name="ce46"/>
          <table:table-cell table:number-columns-repeated="16378"/>
        </table:table-row>
        <table:table-row table:style-name="ro5">
          <table:table-cell office:value-type="string" table:style-name="ce39">
            <text:p>Ministry of Defence</text:p>
          </table:table-cell>
          <table:table-cell office:value-type="string" table:style-name="ce43">
            <text:p>Centre for Environment, Fisheries and Aquaculture Science</text:p>
          </table:table-cell>
          <table:table-cell table:number-columns-repeated="3" table:style-name="ce8"/>
          <table:table-cell table:style-name="ce46"/>
          <table:table-cell table:number-columns-repeated="16378"/>
        </table:table-row>
        <table:table-row table:style-name="ro5">
          <table:table-cell office:value-type="string" table:style-name="ce12">
            <text:p>Ministry of Justice</text:p>
          </table:table-cell>
          <table:table-cell office:value-type="string" table:style-name="ce8">
            <text:p>Charity Commission</text:p>
          </table:table-cell>
          <table:table-cell table:number-columns-repeated="3" table:style-name="ce8"/>
          <table:table-cell table:style-name="ce46"/>
          <table:table-cell table:number-columns-repeated="16378"/>
        </table:table-row>
        <table:table-row table:style-name="ro5">
          <table:table-cell office:value-type="string" table:style-name="ce12">
            <text:p>Northern Ireland Office</text:p>
          </table:table-cell>
          <table:table-cell office:value-type="string" table:style-name="ce45">
            <text:p>Children and Family Court Advisory and Support Services</text:p>
          </table:table-cell>
          <table:table-cell table:number-columns-repeated="3" table:style-name="ce8"/>
          <table:table-cell table:style-name="ce46"/>
          <table:table-cell table:number-columns-repeated="16378"/>
        </table:table-row>
        <table:table-row table:style-name="ro5">
          <table:table-cell office:value-type="string" table:style-name="ce39">
            <text:p>Office for Standards in Education, Children's Services and Skills</text:p>
          </table:table-cell>
          <table:table-cell office:value-type="string" table:style-name="ce8">
            <text:p>Civil Nuclear Police Authority</text:p>
          </table:table-cell>
          <table:table-cell table:number-columns-repeated="3" table:style-name="ce8"/>
          <table:table-cell table:style-name="ce46"/>
          <table:table-cell table:number-columns-repeated="16378"/>
        </table:table-row>
        <table:table-row table:style-name="ro5">
          <table:table-cell office:value-type="string" table:style-name="ce12">
            <text:p>Office of Fair Trading</text:p>
          </table:table-cell>
          <table:table-cell office:value-type="string" table:style-name="ce8">
            <text:p>Civil Service Commission</text:p>
          </table:table-cell>
          <table:table-cell table:number-columns-repeated="3" table:style-name="ce8"/>
          <table:table-cell table:style-name="ce46"/>
          <table:table-cell table:number-columns-repeated="16378"/>
        </table:table-row>
        <table:table-row table:style-name="ro5">
          <table:table-cell office:value-type="string" table:style-name="ce39">
            <text:p>Office of Gas and Electricity Market</text:p>
          </table:table-cell>
          <table:table-cell office:value-type="string" table:style-name="ce8">
            <text:p>Coal Authority</text:p>
          </table:table-cell>
          <table:table-cell table:number-columns-repeated="3" table:style-name="ce8"/>
          <table:table-cell table:style-name="ce46"/>
          <table:table-cell table:number-columns-repeated="16378"/>
        </table:table-row>
        <table:table-row table:style-name="ro5">
          <table:table-cell office:value-type="string" table:style-name="ce12">
            <text:p>OTHER</text:p>
          </table:table-cell>
          <table:table-cell office:value-type="string" table:style-name="ce8">
            <text:p>Committee on Climate Change</text:p>
          </table:table-cell>
          <table:table-cell table:number-columns-repeated="3" table:style-name="ce8"/>
          <table:table-cell table:style-name="ce46"/>
          <table:table-cell table:number-columns-repeated="16378"/>
        </table:table-row>
        <table:table-row table:style-name="ro5">
          <table:table-cell office:value-type="string" table:style-name="ce12">
            <text:p>Scotland Office</text:p>
          </table:table-cell>
          <table:table-cell office:value-type="string" table:style-name="ce8">
            <text:p>Commonwealth Scholarship Commission</text:p>
          </table:table-cell>
          <table:table-cell table:number-columns-repeated="3" table:style-name="ce8"/>
          <table:table-cell table:style-name="ce46"/>
          <table:table-cell table:number-columns-repeated="16378"/>
        </table:table-row>
        <table:table-row table:style-name="ro5">
          <table:table-cell office:value-type="string" table:style-name="ce39">
            <text:p>Security and Intelligence Services</text:p>
          </table:table-cell>
          <table:table-cell office:value-type="string" table:style-name="ce59">
            <text:p>Community Rehabilitation Companies x 21</text:p>
          </table:table-cell>
          <table:table-cell table:number-columns-repeated="3" table:style-name="ce8"/>
          <table:table-cell table:style-name="ce46"/>
          <table:table-cell table:number-columns-repeated="16378"/>
        </table:table-row>
        <table:table-row table:style-name="ro5">
          <table:table-cell office:value-type="string" table:style-name="ce12">
            <text:p>United Kingdom Statistics Authority</text:p>
          </table:table-cell>
          <table:table-cell office:value-type="string" table:style-name="ce57">
            <text:p>Companies House</text:p>
          </table:table-cell>
          <table:table-cell table:number-columns-repeated="3" table:style-name="ce8"/>
          <table:table-cell table:style-name="ce46"/>
          <table:table-cell table:number-columns-repeated="16378"/>
        </table:table-row>
        <table:table-row table:style-name="ro5">
          <table:table-cell office:value-type="string" table:style-name="ce37">
            <text:p>UK Supreme Court</text:p>
          </table:table-cell>
          <table:table-cell office:value-type="string" table:style-name="ce8">
            <text:p>Competition and Markets Authority</text:p>
          </table:table-cell>
          <table:table-cell table:number-columns-repeated="3" table:style-name="ce8"/>
          <table:table-cell table:style-name="ce46"/>
          <table:table-cell table:number-columns-repeated="16378"/>
        </table:table-row>
        <table:table-row table:style-name="ro5">
          <table:table-cell office:value-type="string" table:style-name="ce30">
            <text:p>Wales Office</text:p>
          </table:table-cell>
          <table:table-cell office:value-type="string" table:style-name="ce8">
            <text:p>Competition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Construction Industry Training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Consumer Council for Water</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Consumer Focu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Criminal Cases Review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8">
            <text:p>Criminal Injuries Compensation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Crown Prosecution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Crown Prosecution Service Inspectorat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Debt Management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60">
            <text:p>Defence Electronics and Components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Defence Science and Technology Laborato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Department for Communities and Local Governmen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4">
            <text:p>Department for Culture, Media and Spor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Department for Educa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24">
            <text:p>Department for Environment, Food and Rural Affair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Department for International Developmen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Department for Transpor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Department for Work and Pension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6">
            <text:p>Department of Energy and Climate Chang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Department of Health (excl agencie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Directly Operated Railways Lt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Disabled Peoples Employment Corpora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8">
            <text:p>Disclosure and Barring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5">
            <text:p>Driver and Vehicle Licensing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61">
            <text:p>Driver and Vehicle Standards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Economic and Social Research Council</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Education Funding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Engineering and Physical Sciences Research Council</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3">
            <text:p>Engineering Construction Industry Training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English Heritag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Environment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Equality and Human Rights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61">
            <text:p>FCO (UKTI)</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FCO Service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Film Industry Training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Food Standards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Foreign and Commonwealth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Gambling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Gangmasters Licensing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6">
            <text:p>Geffrye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Government Actuary's Departmen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Government Procurement Service</text:p>
          </table:table-cell>
          <table:table-cell table:number-columns-repeated="16382" table:style-name="ce55"/>
        </table:table-row>
        <table:table-row table:style-name="ro5">
          <table:table-cell table:style-name="ce12"/>
          <table:table-cell office:value-type="string" table:style-name="ce8">
            <text:p>Great Britain - China Centr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ealth and Safety Executiv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1">
            <text:p>Health and Social Care Information Centr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igh Speed 2</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igher Education Funding Council for Engla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Highways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HM Courts and Tribunals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M Passport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HM Revenue and Custom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4">
            <text:p>HM Treasu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ome Office (excl agencie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Homes and Communities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orniman Public Museum and Public Park Trus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orserace Betting Levy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ousing Ombudsman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uman Fertilisation and Embryology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Human Tissue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Imperial War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2">
            <text:p>Independent Commission for Aid Impac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Independent Living Fu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Independent Police Complaints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Information Commissioner's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9">
            <text:p>Insolvency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0">
            <text:p>Joint Nature Conservation Committe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Judicial Appointments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Land Regist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Leasehold Advisory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Legal Aid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Legal Services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7">
            <text:p>Marine Management Organisa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Maritime and Coastguard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2">
            <text:p>Marshall Aid Commemoration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5">
            <text:p>Medical Research Council</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Medicines and Healthcare Products Regulatory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Met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2">
            <text:p>Ministry of Defen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4">
            <text:p>Ministry of Just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7">
            <text:p>Monitor</text:p>
          </table:table-cell>
          <table:table-cell table:number-columns-repeated="16382" table:style-name="ce53"/>
        </table:table-row>
        <table:table-row table:style-name="ro5">
          <table:table-cell table:style-name="ce12"/>
          <table:table-cell office:value-type="string" table:style-name="ce34">
            <text:p>National Archive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2">
            <text:p>National Army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College for Teaching and Leadership</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6">
            <text:p>National Crime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Employment Savings Trust Corporation</text:p>
          </table:table-cell>
          <table:table-cell table:number-columns-repeated="16382" table:style-name="ce52"/>
        </table:table-row>
        <table:table-row table:style-name="ro5">
          <table:table-cell table:style-name="ce12"/>
          <table:table-cell office:value-type="string" table:style-name="ce8">
            <text:p>National Forest Company</text:p>
          </table:table-cell>
          <table:table-cell table:number-columns-repeated="16382" table:style-name="ce55"/>
        </table:table-row>
        <table:table-row table:style-name="ro5">
          <table:table-cell table:style-name="ce12"/>
          <table:table-cell office:value-type="string" table:style-name="ce8">
            <text:p>National Galle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National Heritage Memorial Fu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Institute for Health and Care Excellen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Lottery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Maritime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Measurement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National Museum of Science and Indust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Museum of the Royal Nav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Museums Liverpool</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Offender Management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1">
            <text:p>National Portrait Galle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ional Savings and Investment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ural Engla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atural Environment Research Council</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1">
            <text:p>Natural History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HS Engla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5">
            <text:p>Northern Ireland Human Rights Commiss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orthern Ireland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Northern Lighthouse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Nuclear Decommissioning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ffice for Budget Responsibil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ffice for Fair Acces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ffice for Standards in Education, Children's Services and Skill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ffice of Gas and Electricity Marke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ffice of Qualifications and Examinations Regula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2">
            <text:p>Office of Rail Regula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1">
            <text:p>Office of the Immigration Services Commissioner</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lympic Delivery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Olympic Lottery Distributor</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Ordnance Surve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Parole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Planning Inspectorate</text:p>
          </table:table-cell>
          <table:table-cell table:number-columns-repeated="16382" table:style-name="ce48"/>
        </table:table-row>
        <table:table-row table:style-name="ro5">
          <table:table-cell table:style-name="ce12"/>
          <table:table-cell office:value-type="string" table:style-name="ce8">
            <text:p>Public Health Engla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Queen Elizabeth II Conference Centr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Royal Air Force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Royal Armourie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Royal Botanic Gardens, Kew</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Royal Park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Rural Payments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Science and Technology Facilities Council</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cotland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ea Fish Industry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ecurity and Intelligence Service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8">
            <text:p>Security Industry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erious Fraud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ir John Sloane's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kills Funding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port Englan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45">
            <text:p>Standards and Testing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Student Loans Company Lt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4">
            <text:p>Tate Galler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Technology Strategy Board</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The Office of the Children's Commissioner</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The Office of the Public Guardia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The Pensions Advisory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The Pensions Regulator</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60">
            <text:p>Transport Focus</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Treasury Solicitor</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Trinity Hous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K Anti-Doping</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2">
            <text:p>UK Commission for Employment and Skills</text:p>
          </table:table-cell>
          <table:table-cell table:number-columns-repeated="16382" table:style-name="ce56"/>
        </table:table-row>
        <table:table-row table:style-name="ro5">
          <table:table-cell table:style-name="ce12"/>
          <table:table-cell office:value-type="string" table:style-name="ce8">
            <text:p>UK Export Finan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K Hydrographic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K Intellectual Property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K Space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K Spor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K Supreme Court</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United Kingdom Atomic Energy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United Kingdom Statistics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Valuation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Valuation Tribunal Serv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Vehicle Certification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Veterinary Medicines Directorate</text:p>
          </table:table-cell>
          <table:table-cell table:number-columns-repeated="3" table:style-name="ce33"/>
          <table:table-cell table:style-name="ce46"/>
          <table:table-cell table:number-columns-repeated="16378" table:style-name="ce33"/>
        </table:table-row>
        <table:table-row table:style-name="ro5">
          <table:table-cell table:style-name="ce12"/>
          <table:table-cell office:value-type="string" table:style-name="ce8">
            <text:p>Victoria and Albert Museum</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Visit Britai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Wales Office</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8">
            <text:p>Wallace Collec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38">
            <text:p>Water Services Regulation Authorit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West Northamptonshire Development Corporation</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Westminster Foundation for Democra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7">
            <text:p>Wilton Park Executive Agency</text:p>
          </table:table-cell>
          <table:table-cell table:number-columns-repeated="3" table:style-name="ce8"/>
          <table:table-cell table:style-name="ce46"/>
          <table:table-cell table:number-columns-repeated="16378"/>
        </table:table-row>
        <table:table-row table:style-name="ro5">
          <table:table-cell table:style-name="ce12"/>
          <table:table-cell office:value-type="string" table:style-name="ce58">
            <text:p>Youth Justice Board for England and Wales</text:p>
          </table:table-cell>
          <table:table-cell table:number-columns-repeated="3" table:style-name="ce8"/>
          <table:table-cell table:style-name="ce46"/>
          <table:table-cell table:number-columns-repeated="16378"/>
        </table:table-row>
        <table:table-row table:number-rows-repeated="3" table:style-name="ro5">
          <table:table-cell table:style-name="ce12"/>
          <table:table-cell table:number-columns-repeated="4" table:style-name="ce8"/>
          <table:table-cell table:style-name="ce46"/>
          <table:table-cell table:number-columns-repeated="16378"/>
        </table:table-row>
        <table:table-row table:number-rows-repeated="6" table:style-name="ro5">
          <table:table-cell table:style-name="ce12"/>
          <table:table-cell table:number-columns-repeated="3" table:style-name="ce8"/>
          <table:table-cell table:number-columns-repeated="2" table:style-name="ce46"/>
          <table:table-cell table:number-columns-repeated="16378"/>
        </table:table-row>
        <table:table-row table:number-rows-repeated="4" table:style-name="ro5">
          <table:table-cell table:style-name="ce12"/>
          <table:table-cell table:style-name="ce14"/>
          <table:table-cell table:number-columns-repeated="2" table:style-name="ce8"/>
          <table:table-cell table:number-columns-repeated="2" table:style-name="ce46"/>
          <table:table-cell table:number-columns-repeated="16378"/>
        </table:table-row>
        <table:table-row table:number-rows-repeated="2" table:style-name="ro5">
          <table:table-cell table:number-columns-repeated="2" table:style-name="ce12"/>
          <table:table-cell table:number-columns-repeated="2" table:style-name="ce8"/>
          <table:table-cell table:number-columns-repeated="2" table:style-name="ce46"/>
          <table:table-cell table:number-columns-repeated="16378"/>
        </table:table-row>
        <table:table-row table:style-name="ro5">
          <table:table-cell table:style-name="ce11"/>
          <table:table-cell table:style-name="ce14"/>
          <table:table-cell table:number-columns-repeated="2" table:style-name="ce8"/>
          <table:table-cell table:number-columns-repeated="2" table:style-name="ce46"/>
          <table:table-cell table:number-columns-repeated="16378"/>
        </table:table-row>
        <table:table-row table:style-name="ro5">
          <table:table-cell table:style-name="ce11"/>
          <table:table-cell table:style-name="ce12"/>
          <table:table-cell table:number-columns-repeated="2" table:style-name="ce8"/>
          <table:table-cell table:number-columns-repeated="2" table:style-name="ce46"/>
          <table:table-cell table:number-columns-repeated="16378"/>
        </table:table-row>
        <table:table-row table:style-name="ro5">
          <table:table-cell table:style-name="ce11"/>
          <table:table-cell table:style-name="ce14"/>
          <table:table-cell table:number-columns-repeated="2" table:style-name="ce8"/>
          <table:table-cell table:number-columns-repeated="2" table:style-name="ce46"/>
          <table:table-cell table:number-columns-repeated="16378"/>
        </table:table-row>
        <table:table-row table:style-name="ro5">
          <table:table-cell table:style-name="ce11"/>
          <table:table-cell table:style-name="ce12"/>
          <table:table-cell table:number-columns-repeated="2" table:style-name="ce8"/>
          <table:table-cell table:number-columns-repeated="2" table:style-name="ce46"/>
          <table:table-cell table:number-columns-repeated="16378"/>
        </table:table-row>
        <table:table-row table:number-rows-repeated="5" table:style-name="ro5">
          <table:table-cell table:style-name="ce11"/>
          <table:table-cell table:style-name="ce12"/>
          <table:table-cell table:number-columns-repeated="2" table:style-name="ce8"/>
          <table:table-cell table:style-name="ce46"/>
          <table:table-cell table:number-columns-repeated="16379" table:style-name="ce8"/>
        </table:table-row>
        <table:table-row table:style-name="ro5">
          <table:table-cell table:style-name="ce11"/>
          <table:table-cell table:style-name="ce7"/>
          <table:table-cell table:number-columns-repeated="16382" table:style-name="ce8"/>
        </table:table-row>
        <table:table-row table:number-rows-repeated="13" table:style-name="ro5">
          <table:table-cell table:style-name="ce11"/>
          <table:table-cell table:style-name="ce7"/>
          <table:table-cell table:number-columns-repeated="16382"/>
        </table:table-row>
        <table:table-row table:number-rows-repeated="2" table:style-name="ro5">
          <table:table-cell table:style-name="ce8"/>
          <table:table-cell table:style-name="ce7"/>
          <table:table-cell table:number-columns-repeated="16382"/>
        </table:table-row>
        <table:table-row table:number-rows-repeated="62" table:style-name="ro5">
          <table:table-cell table:style-name="ce11"/>
          <table:table-cell table:style-name="ce7"/>
          <table:table-cell table:number-columns-repeated="16382"/>
        </table:table-row>
        <table:table-row table:number-rows-repeated="2" table:style-name="ro5">
          <table:table-cell table:number-columns-repeated="2" table:style-name="ce7"/>
          <table:table-cell table:number-columns-repeated="16382"/>
        </table:table-row>
        <table:table-row table:number-rows-repeated="7" table:style-name="ro5">
          <table:table-cell table:style-name="ce11"/>
          <table:table-cell table:style-name="ce7"/>
          <table:table-cell table:number-columns-repeated="16382"/>
        </table:table-row>
        <table:table-row table:number-rows-repeated="10" table:style-name="ro5">
          <table:table-cell table:style-name="ce11"/>
          <table:table-cell table:style-name="ce9"/>
          <table:table-cell table:number-columns-repeated="16382"/>
        </table:table-row>
        <table:table-row table:number-rows-repeated="12" table:style-name="ro5">
          <table:table-cell table:style-name="ce11"/>
          <table:table-cell table:number-columns-repeated="16383"/>
        </table:table-row>
        <table:table-row table:number-rows-repeated="1048244" table:style-name="ro5">
          <table:table-cell table:number-columns-repeated="16384"/>
        </table:table-row>
      </table:table>
      <table:named-expressions>
        <table:named-range table:name="List_of_organisations" table:cell-range-address="Drop_down_lists.$B$2:Drop_down_lists.$B$196" table:base-cell-address="Drop_down_lists.$A$1"/>
        <table:named-range table:name="Main_Department" table:cell-range-address="Drop_down_lists.$A$2:Drop_down_lists.$A$32" table:base-cell-address="Drop_down_lists.$A$1"/>
        <table:named-range table:name="Organisation_Type" table:cell-range-address="Drop_down_lists.$C$2:Drop_down_lists.$C$7" table:base-cell-address="Drop_down_lists.$A$1"/>
        <table:named-range table:name="Yes_No" table:cell-range-address="Drop_down_lists.$E$2:Drop_down_lists.$E$3" table:base-cell-address="Drop_down_lists.$A$1"/>
      </table:named-expressions>
      <table:database-ranges>
        <table:database-range table:target-range-address="Drop_down_lists.B2:Drop_down_lists.B199"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date-style style:name="N56">
      <number:month number:textual="true"/>
      <number:text>-</number:text>
      <number:year number:style="long"/>
    </number:date-style>
    <number:currency-style style:name="N57">
      <number:currency-symbol>£</number:currency-symbol>
      <number:number number:decimal-places="2" number:min-integer-digits="1" number:grouping="true"/>
    </number:currency-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oham Patel</meta:initial-creator>
    <dc:creator>Bruce MacKay</dc:creator>
    <meta:creation-date>2011-03-30T15:28:39Z</meta:creation-date>
    <dc:date>2016-03-23T11:26:30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